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ad519"/>
    </style:style>
    <style:style style:name="P2" style:family="paragraph" style:parent-style-name="Text_20_body" style:list-style-name="L1">
      <style:text-properties officeooo:paragraph-rsid="000beeab"/>
    </style:style>
    <style:style style:name="P3" style:family="paragraph" style:parent-style-name="Text_20_body" style:list-style-name="L1">
      <style:text-properties fo:language="en" fo:country="US" officeooo:rsid="000beeab" officeooo:paragraph-rsid="000beeab"/>
    </style:style>
    <style:style style:name="P4" style:family="paragraph" style:parent-style-name="Text_20_body" style:list-style-name="L2">
      <style:text-properties fo:language="en" fo:country="US" officeooo:rsid="000beeab" officeooo:paragraph-rsid="000beeab"/>
    </style:style>
    <style:style style:name="P5" style:family="paragraph" style:parent-style-name="Text_20_body" style:list-style-name="L1">
      <style:text-properties fo:language="en" fo:country="US" officeooo:rsid="000f145c" officeooo:paragraph-rsid="000f145c"/>
    </style:style>
    <style:style style:name="P6" style:family="paragraph" style:parent-style-name="Text_20_body" style:list-style-name="L2">
      <style:text-properties fo:language="en" fo:country="US" officeooo:rsid="000cda08" officeooo:paragraph-rsid="0027972e"/>
    </style:style>
    <style:style style:name="P7" style:family="paragraph" style:parent-style-name="Text_20_body" style:list-style-name="L2">
      <style:text-properties fo:language="en" fo:country="US" officeooo:rsid="0027972e" officeooo:paragraph-rsid="0027972e"/>
    </style:style>
    <style:style style:name="P8" style:family="paragraph" style:parent-style-name="Text_20_body" style:list-style-name="L2">
      <style:text-properties fo:language="en" fo:country="US" officeooo:rsid="000bf67f" officeooo:paragraph-rsid="0027972e"/>
    </style:style>
    <style:style style:name="P9" style:family="paragraph" style:parent-style-name="Text_20_body" style:list-style-name="L4">
      <style:text-properties fo:language="en" fo:country="US" officeooo:rsid="0018f970" officeooo:paragraph-rsid="0018f970"/>
    </style:style>
    <style:style style:name="P10" style:family="paragraph" style:parent-style-name="Text_20_body" style:list-style-name="L4">
      <style:text-properties fo:language="en" fo:country="US" officeooo:rsid="001af1d1" officeooo:paragraph-rsid="001af1d1"/>
    </style:style>
    <style:style style:name="P11" style:family="paragraph" style:parent-style-name="Text_20_body" style:list-style-name="L4">
      <style:text-properties fo:language="en" fo:country="US" officeooo:rsid="001af3bf" officeooo:paragraph-rsid="001af3bf"/>
    </style:style>
    <style:style style:name="P12" style:family="paragraph" style:parent-style-name="Text_20_body" style:list-style-name="L4">
      <style:text-properties fo:language="en" fo:country="US" officeooo:rsid="001f453d" officeooo:paragraph-rsid="001f453d"/>
    </style:style>
    <style:style style:name="P13" style:family="paragraph" style:parent-style-name="Text_20_body">
      <style:text-properties fo:language="en" fo:country="US" officeooo:rsid="002d165d" officeooo:paragraph-rsid="002d165d"/>
    </style:style>
    <style:style style:name="P14" style:family="paragraph" style:parent-style-name="Text_20_body" style:list-style-name="L2">
      <style:text-properties officeooo:paragraph-rsid="000beeab"/>
    </style:style>
    <style:style style:name="P15" style:family="paragraph" style:parent-style-name="Text_20_body" style:list-style-name="L2">
      <style:text-properties officeooo:paragraph-rsid="000bf67f"/>
    </style:style>
    <style:style style:name="P16" style:family="paragraph" style:parent-style-name="Text_20_body" style:list-style-name="L2">
      <style:text-properties fo:color="#ff0000" fo:font-size="10.5pt" officeooo:rsid="000bf67f" officeooo:paragraph-rsid="000bf67f" style:font-size-asian="10.5pt" style:font-size-complex="10.5pt"/>
    </style:style>
    <style:style style:name="P17" style:family="paragraph" style:parent-style-name="Text_20_body" style:list-style-name="L3">
      <style:text-properties officeooo:paragraph-rsid="000ed57c"/>
    </style:style>
    <style:style style:name="P18" style:family="paragraph" style:parent-style-name="Text_20_body" style:list-style-name="L4">
      <style:text-properties officeooo:paragraph-rsid="000fc76b"/>
    </style:style>
    <style:style style:name="P19" style:family="paragraph" style:parent-style-name="Text_20_body" style:list-style-name="L4">
      <style:text-properties officeooo:paragraph-rsid="0010466a"/>
    </style:style>
    <style:style style:name="P20" style:family="paragraph" style:parent-style-name="Text_20_body" style:list-style-name="L4">
      <style:text-properties officeooo:paragraph-rsid="00119807"/>
    </style:style>
    <style:style style:name="P21" style:family="paragraph" style:parent-style-name="Text_20_body" style:list-style-name="L4">
      <style:text-properties officeooo:paragraph-rsid="00123774"/>
    </style:style>
    <style:style style:name="P22" style:family="paragraph" style:parent-style-name="Text_20_body" style:list-style-name="L4">
      <style:text-properties officeooo:paragraph-rsid="0012f26f"/>
    </style:style>
    <style:style style:name="P23" style:family="paragraph" style:parent-style-name="Text_20_body" style:list-style-name="L4">
      <style:text-properties officeooo:paragraph-rsid="00148901"/>
    </style:style>
    <style:style style:name="P24" style:family="paragraph" style:parent-style-name="Text_20_body" style:list-style-name="L4">
      <style:text-properties officeooo:paragraph-rsid="0015f23c"/>
    </style:style>
    <style:style style:name="P25" style:family="paragraph" style:parent-style-name="Text_20_body" style:list-style-name="L4">
      <style:text-properties officeooo:paragraph-rsid="001c4471"/>
    </style:style>
    <style:style style:name="P26" style:family="paragraph" style:parent-style-name="Text_20_body" style:list-style-name="L4">
      <style:text-properties officeooo:paragraph-rsid="001d15e4"/>
    </style:style>
    <style:style style:name="P27" style:family="paragraph" style:parent-style-name="Text_20_body" style:list-style-name="L4">
      <style:text-properties officeooo:paragraph-rsid="001ee5d7"/>
    </style:style>
    <style:style style:name="P28" style:family="paragraph" style:parent-style-name="Text_20_body" style:list-style-name="L4">
      <style:text-properties officeooo:paragraph-rsid="001f453d"/>
    </style:style>
    <style:style style:name="P29" style:family="paragraph" style:parent-style-name="Text_20_body" style:list-style-name="L4">
      <style:text-properties officeooo:paragraph-rsid="0023a905"/>
    </style:style>
    <style:style style:name="P30" style:family="paragraph" style:parent-style-name="Text_20_body" style:list-style-name="L4">
      <style:text-properties officeooo:paragraph-rsid="00251a13"/>
    </style:style>
    <style:style style:name="P31" style:family="paragraph" style:parent-style-name="Text_20_body" style:list-style-name="L4">
      <style:text-properties officeooo:paragraph-rsid="00296b83"/>
    </style:style>
    <style:style style:name="P32" style:family="paragraph" style:parent-style-name="Text_20_body" style:list-style-name="L4">
      <style:text-properties officeooo:paragraph-rsid="002a32bd"/>
    </style:style>
    <style:style style:name="P33" style:family="paragraph" style:parent-style-name="Heading_20_1">
      <style:text-properties fo:language="en" fo:country="US" officeooo:rsid="000a221d" officeooo:paragraph-rsid="000a221d"/>
    </style:style>
    <style:style style:name="P34" style:family="paragraph" style:parent-style-name="Heading_20_3">
      <style:text-properties fo:language="en" fo:country="US" officeooo:rsid="000ad519" officeooo:paragraph-rsid="000ad519"/>
    </style:style>
    <style:style style:name="P35" style:family="paragraph" style:parent-style-name="Heading_20_3">
      <style:text-properties fo:language="en" fo:country="US" officeooo:rsid="000beeab" officeooo:paragraph-rsid="000beeab"/>
    </style:style>
    <style:style style:name="P36" style:family="paragraph" style:parent-style-name="Heading_20_3">
      <style:text-properties fo:language="en" fo:country="US" officeooo:rsid="000ed57c" officeooo:paragraph-rsid="000ed57c"/>
    </style:style>
    <style:style style:name="P37" style:family="paragraph" style:parent-style-name="Heading_20_3">
      <style:text-properties fo:language="en" fo:country="US" officeooo:rsid="000fc76b" officeooo:paragraph-rsid="000fc76b"/>
    </style:style>
    <style:style style:name="P38" style:family="paragraph" style:parent-style-name="Heading_20_3">
      <style:text-properties fo:language="en" fo:country="US" officeooo:rsid="002b9045" officeooo:paragraph-rsid="002b9045"/>
    </style:style>
    <style:style style:name="T1" style:family="text">
      <style:text-properties fo:language="en" fo:country="US" officeooo:rsid="000ad519"/>
    </style:style>
    <style:style style:name="T2" style:family="text">
      <style:text-properties fo:language="en" fo:country="US" fo:font-weight="bold" officeooo:rsid="000ad519" style:font-weight-asian="bold" style:font-weight-complex="bold"/>
    </style:style>
    <style:style style:name="T3" style:family="text">
      <style:text-properties fo:language="en" fo:country="US" officeooo:rsid="000beeab"/>
    </style:style>
    <style:style style:name="T4" style:family="text">
      <style:text-properties fo:language="en" fo:country="US" officeooo:rsid="000bf67f"/>
    </style:style>
    <style:style style:name="T5" style:family="text">
      <style:text-properties fo:language="en" fo:country="US" officeooo:rsid="000ed57c"/>
    </style:style>
    <style:style style:name="T6" style:family="text">
      <style:text-properties fo:language="en" fo:country="US" officeooo:rsid="000f145c"/>
    </style:style>
    <style:style style:name="T7" style:family="text">
      <style:text-properties fo:language="en" fo:country="US" officeooo:rsid="000fc76b"/>
    </style:style>
    <style:style style:name="T8" style:family="text">
      <style:text-properties fo:language="en" fo:country="US" officeooo:rsid="0010466a"/>
    </style:style>
    <style:style style:name="T9" style:family="text">
      <style:text-properties fo:language="en" fo:country="US" officeooo:rsid="00119807"/>
    </style:style>
    <style:style style:name="T10" style:family="text">
      <style:text-properties fo:language="en" fo:country="US" officeooo:rsid="00123774"/>
    </style:style>
    <style:style style:name="T11" style:family="text">
      <style:text-properties fo:language="en" fo:country="US" officeooo:rsid="0012f26f"/>
    </style:style>
    <style:style style:name="T12" style:family="text">
      <style:text-properties fo:language="en" fo:country="US" officeooo:rsid="00148901"/>
    </style:style>
    <style:style style:name="T13" style:family="text">
      <style:text-properties fo:language="en" fo:country="US" officeooo:rsid="0015f23c"/>
    </style:style>
    <style:style style:name="T14" style:family="text">
      <style:text-properties fo:language="en" fo:country="US" officeooo:rsid="0017ac64"/>
    </style:style>
    <style:style style:name="T15" style:family="text">
      <style:text-properties fo:language="en" fo:country="US" officeooo:rsid="001c4471"/>
    </style:style>
    <style:style style:name="T16" style:family="text">
      <style:text-properties fo:language="en" fo:country="US" officeooo:rsid="001d15e4"/>
    </style:style>
    <style:style style:name="T17" style:family="text">
      <style:text-properties fo:language="en" fo:country="US" officeooo:rsid="001ee5d7"/>
    </style:style>
    <style:style style:name="T18" style:family="text">
      <style:text-properties fo:language="en" fo:country="US" officeooo:rsid="001f453d"/>
    </style:style>
    <style:style style:name="T19" style:family="text">
      <style:text-properties fo:language="en" fo:country="US" officeooo:rsid="0021db54"/>
    </style:style>
    <style:style style:name="T20" style:family="text">
      <style:text-properties fo:language="en" fo:country="US" officeooo:rsid="0023a905"/>
    </style:style>
    <style:style style:name="T21" style:family="text">
      <style:text-properties fo:language="en" fo:country="US" officeooo:rsid="00251a13"/>
    </style:style>
    <style:style style:name="T22" style:family="text">
      <style:text-properties fo:language="en" fo:country="US" officeooo:rsid="0026e1f7"/>
    </style:style>
    <style:style style:name="T23" style:family="text">
      <style:text-properties fo:language="en" fo:country="US" officeooo:rsid="00296b83"/>
    </style:style>
    <style:style style:name="T24" style:family="text">
      <style:text-properties fo:language="en" fo:country="US" officeooo:rsid="002a32bd"/>
    </style:style>
    <style:style style:name="T25" style:family="text">
      <style:text-properties fo:language="en" fo:country="US" officeooo:rsid="002a3dff"/>
    </style:style>
    <style:style style:name="T26" style:family="text">
      <style:text-properties fo:color="#ff0000" fo:font-size="10pt" officeooo:rsid="000bf67f" style:font-size-asian="10pt" style:font-size-complex="10pt"/>
    </style:style>
    <style:style style:name="T27" style:family="text">
      <style:text-properties fo:color="#ff0000" fo:font-size="10.5pt" fo:language="en" fo:country="US" officeooo:rsid="000ed57c" style:font-size-asian="10.5pt" style:font-size-complex="10.5pt"/>
    </style:style>
    <style:style style:name="T28" style:family="text">
      <style:text-properties fo:color="#ff0000" fo:font-size="10.5pt" fo:language="en" fo:country="US" officeooo:rsid="000fc76b" style:font-size-asian="10.5pt" style:font-size-complex="10.5pt"/>
    </style:style>
    <style:style style:name="T29" style:family="text">
      <style:text-properties fo:color="#ff0000" fo:font-size="10.5pt" fo:language="en" fo:country="US" officeooo:rsid="0010466a" style:font-size-asian="10.5pt" style:font-size-complex="10.5pt"/>
    </style:style>
    <style:style style:name="T30" style:family="text">
      <style:text-properties fo:color="#ff0000" fo:font-size="10.5pt" fo:language="en" fo:country="US" officeooo:rsid="00119807" style:font-size-asian="10.5pt" style:font-size-complex="10.5pt"/>
    </style:style>
    <style:style style:name="T31" style:family="text">
      <style:text-properties fo:color="#ff0000" fo:font-size="10.5pt" fo:language="en" fo:country="US" officeooo:rsid="00123774" style:font-size-asian="10.5pt" style:font-size-complex="10.5pt"/>
    </style:style>
    <style:style style:name="T32" style:family="text">
      <style:text-properties fo:color="#ff0000" fo:font-size="10.5pt" fo:language="en" fo:country="US" officeooo:rsid="0012f26f" style:font-size-asian="10.5pt" style:font-size-complex="10.5pt"/>
    </style:style>
    <style:style style:name="T33" style:family="text">
      <style:text-properties fo:color="#ff0000" fo:font-size="10.5pt" fo:language="en" fo:country="US" officeooo:rsid="00148901" style:font-size-asian="10.5pt" style:font-size-complex="10.5pt"/>
    </style:style>
    <style:style style:name="T34" style:family="text">
      <style:text-properties fo:color="#ff0000" fo:font-size="10.5pt" fo:language="en" fo:country="US" officeooo:rsid="0015f23c" style:font-size-asian="10.5pt" style:font-size-complex="10.5pt"/>
    </style:style>
    <style:style style:name="T35" style:family="text">
      <style:text-properties fo:color="#ff0000" fo:font-size="10.5pt" fo:language="en" fo:country="US" officeooo:rsid="001c4471" style:font-size-asian="10.5pt" style:font-size-complex="10.5pt"/>
    </style:style>
    <style:style style:name="T36" style:family="text">
      <style:text-properties fo:color="#ff0000" fo:font-size="10.5pt" fo:language="en" fo:country="US" officeooo:rsid="001d15e4" style:font-size-asian="10.5pt" style:font-size-complex="10.5pt"/>
    </style:style>
    <style:style style:name="T37" style:family="text">
      <style:text-properties fo:color="#ff0000" fo:font-size="10.5pt" fo:language="en" fo:country="US" officeooo:rsid="001ee5d7" style:font-size-asian="10.5pt" style:font-size-complex="10.5pt"/>
    </style:style>
    <style:style style:name="T38" style:family="text">
      <style:text-properties fo:color="#ff0000" fo:font-size="10.5pt" fo:language="en" fo:country="US" officeooo:rsid="001f453d" style:font-size-asian="10.5pt" style:font-size-complex="10.5pt"/>
    </style:style>
    <style:style style:name="T39" style:family="text">
      <style:text-properties fo:color="#ff0000" fo:font-size="10.5pt" fo:language="en" fo:country="US" officeooo:rsid="0023a905" style:font-size-asian="10.5pt" style:font-size-complex="10.5pt"/>
    </style:style>
    <style:style style:name="T40" style:family="text">
      <style:text-properties fo:color="#ff0000" fo:font-size="10.5pt" fo:language="en" fo:country="US" officeooo:rsid="00251a13" style:font-size-asian="10.5pt" style:font-size-complex="10.5pt"/>
    </style:style>
    <style:style style:name="T41" style:family="text">
      <style:text-properties fo:color="#ff0000" fo:font-size="10.5pt" fo:language="en" fo:country="US" officeooo:rsid="00296b83" style:font-size-asian="10.5pt" style:font-size-complex="10.5pt"/>
    </style:style>
    <style:style style:name="T42" style:family="text">
      <style:text-properties fo:color="#ff0000" fo:font-size="10.5pt" fo:language="en" fo:country="US" officeooo:rsid="002a32bd" style:font-size-asian="10.5pt" style:font-size-complex="10.5pt"/>
    </style:style>
    <style:style style:name="T43" style:family="text">
      <style:text-properties officeooo:rsid="000bf67f"/>
    </style:style>
    <style:style style:name="T44" style:family="text">
      <style:text-properties officeooo:rsid="00213475"/>
    </style:style>
    <style:style style:name="T45" style:family="text">
      <style:text-properties officeooo:rsid="002d581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Git basics</text:h>
      <text:h text:style-name="P34" text:outline-level="3">Intro</text:h>
      <text:p text:style-name="P1"><text:span text:style-name="T1">Git differs from the other source control systems in the way that a “copy” of the repository hierarchy of the project is maintained on every client and </text:span><text:span text:style-name="T2">commits</text:span><text:span text:style-name="T1"> &amp; </text:span><text:span text:style-name="T2">updates</text:span><text:span text:style-name="T1"> to or from the repository are performed to that local “copy” and thus the need to constantly be online when working is eliminated. </text:span><text:span text:style-name="T2">Push to</text:span><text:span text:style-name="T1"> or </text:span><text:span text:style-name="T2">Pull from</text:span><text:span text:style-name="T1"> that local repository can be done though when the client is connected.</text:span></text:p>
      <text:h text:style-name="P35" text:outline-level="3">File states</text:h>
      <text:list xml:id="list36222626" text:style-name="L1">
        <text:list-item>
          <text:p text:style-name="P3">In git directory (repository): The local repository mentioned before</text:p>
        </text:list-item>
        <text:list-item>
          <text:p text:style-name="P2"><text:span text:style-name="T3">In working folder: every folder where a checkout has fetched data and the user can modify them. </text:span><text:span text:style-name="T6">Even inside a GIT repository files can be:</text:span></text:p>
          <text:list>
            <text:list-item>
              <text:p text:style-name="P5">untracked: not source controlled</text:p>
            </text:list-item>
            <text:list-item>
              <text:p text:style-name="P5">unmodified: source controlled but not changed</text:p>
            </text:list-item>
            <text:list-item>
              <text:p text:style-name="P5">modified: source controlled and changed (to be staged)</text:p>
            </text:list-item>
          </text:list>
        </text:list-item>
        <text:list-item>
          <text:p text:style-name="P2"><text:span text:style-name="T3">In staging area: </text:span><text:span text:style-name="T8">files that have been modifiled but not yet committed are considered as “staged”</text:span></text:p>
        </text:list-item>
      </text:list>
      <text:h text:style-name="P35" text:outline-level="3">Git installation</text:h>
      <text:list xml:id="list36205011" text:style-name="L2">
        <text:list-item>
          <text:p text:style-name="P4">Windows: </text:p>
          <text:list>
            <text:list-item>
              <text:p text:style-name="P14"><text:span text:style-name="T4">Download &amp; install t</text:span><text:span text:style-name="T3">he </text:span><text:span text:style-name="T4">GIT</text:span><text:span text:style-name="T3"> core &amp; shell: </text:span><text:a xlink:type="simple" xlink:href="http://git-scm.com/downloads">http://git-scm.com/downloads</text:a></text:p>
            </text:list-item>
            <text:list-item>
              <text:p text:style-name="P6">Create an account in github with name = &lt;the_above_user.name&gt;</text:p>
            </text:list-item>
            <text:list-item>
              <text:p text:style-name="P7">generate an SSH key &amp; upload it to github account https://help.github.com/articles/generating-ssh-keys</text:p>
            </text:list-item>
            <text:list-item>
              <text:p text:style-name="P8">Configure the GIT installation</text:p>
              <text:list>
                <text:list-item>
                  <text:p text:style-name="P16">$ git config --global user.name "John Doe"</text:p>
                </text:list-item>
                <text:list-item>
                  <text:p text:style-name="P15"><text:span text:style-name="T26">$ git config --global user.email </text:span><text:a xlink:type="simple" xlink:href="mailto:johndoe@example.com">johndoe@example.com</text:a></text:p>
                </text:list-item>
              </text:list>
            </text:list-item>
            <text:list-item>
              <text:p text:style-name="P6"><text:span text:style-name="T43">Download </text:span><text:span text:style-name="T44">gitExtension: </text:span><text:a xlink:type="simple" xlink:href="http://code.google.com/p/gitextensions/"><text:span text:style-name="T44">http://code.google.com/p/gitextensions/</text:span></text:a></text:p>
            </text:list-item>
          </text:list>
        </text:list-item>
      </text:list>
      <text:h text:style-name="P36" text:outline-level="3">Creating repository</text:h>
      <text:list xml:id="list36223200" text:style-name="L3">
        <text:list-item>
          <text:p text:style-name="P17"><text:span text:style-name="T5">From scratch with </text:span><text:span text:style-name="T27">$git init</text:span><text:span text:style-name="T5"> and </text:span><text:span text:style-name="T27">$git add files</text:span><text:span text:style-name="T5">.</text:span></text:p>
        </text:list-item>
        <text:list-item>
          <text:p text:style-name="P17"><text:span text:style-name="T5">After clone from an existing remote repository $git clone </text:span><text:span text:style-name="T27">git://&lt;repo_hostname_and_domain.git&gt; local_repo_name</text:span><text:span text:style-name="T5">.</text:span></text:p>
        </text:list-item>
      </text:list>
      <text:h text:style-name="P37" text:outline-level="3">Basic commands</text:h>
      <text:list xml:id="list36205015" text:style-name="L4">
        <text:list-item>
          <text:p text:style-name="P18"><text:span text:style-name="T28">$ git status</text:span><text:span text:style-name="T7">: Displays the state of all files in the working folder for untracked, modified, unmodified and staged files</text:span></text:p>
        </text:list-item>
        <text:list-item>
          <text:p text:style-name="P18"><text:span text:style-name="T28">$git init</text:span><text:span text:style-name="T7">: Locally creates a repository (by creating a .git folder with metadata)</text:span></text:p>
        </text:list-item>
        <text:list-item>
          <text:p text:style-name="P18"><text:soft-page-break/><text:span text:style-name="T28">$git add &lt;file_or_directory&gt;</text:span><text:span text:style-name="T7">: adds a local file or directory (recursively</text:span><text:span text:style-name="T8">)</text:span><text:span text:style-name="T7"> to the tracked ones. </text:span><text:span text:style-name="T8">It also makes an already tracked but modified file from modified state to staged.</text:span></text:p>
        </text:list-item>
        <text:list-item>
          <text:p text:style-name="P19"><text:span text:style-name="T29">$git diff</text:span><text:span text:style-name="T8">: displays the differences between a version of the file that is in modified state &amp; its version in staging state.</text:span></text:p>
        </text:list-item>
        <text:list-item>
          <text:p text:style-name="P19"><text:span text:style-name="T29">$git diff –cached</text:span><text:span text:style-name="T8">: <text:s/>displays the differences between a version of the file that is in staging state and its state from the last commit.</text:span></text:p>
        </text:list-item>
        <text:list-item>
          <text:p text:style-name="P20"><text:span text:style-name="T30">$git commit </text:span><text:span text:style-name="T31">-m &lt;message&gt;</text:span><text:span text:style-name="T9">: </text:span><text:span text:style-name="T10">commits the files that are in staged state (and only them, not the modified ones)</text:span></text:p>
        </text:list-item>
        <text:list-item>
          <text:p text:style-name="P21"><text:span text:style-name="T31">$git commit -a -m</text:span><text:span text:style-name="T10">: commits the staged files as well as the modified ones</text:span></text:p>
        </text:list-item>
        <text:list-item>
          <text:p text:style-name="P22"><text:span text:style-name="T32">$git rm &lt;file&gt;</text:span><text:span text:style-name="T11">: removes the file from the staging area (it becomes untracked) and then commits which removes the file from the working folder also</text:span></text:p>
        </text:list-item>
        <text:list-item>
          <text:p text:style-name="P23"><text:span text:style-name="T33">$git mv &lt;file&gt;</text:span><text:span text:style-name="T12">: renames a file</text:span></text:p>
        </text:list-item>
        <text:list-item>
          <text:p text:style-name="P24"><text:span text:style-name="T34">$git log</text:span><text:span text:style-name="T13">: displays the </text:span><text:span text:style-name="T14">repository history</text:span></text:p>
          <text:list>
            <text:list-item>
              <text:p text:style-name="P9">--stat: gives general statistics</text:p>
            </text:list-item>
            <text:list-item>
              <text:p text:style-name="P10">-p &lt;number&gt;: limits the displayed entries</text:p>
            </text:list-item>
            <text:list-item>
              <text:p text:style-name="P11">--since &lt;date&gt;, --after &lt;date&gt; , --until &lt;date&gt;, --before &lt;date&gt;</text:p>
            </text:list-item>
          </text:list>
        </text:list-item>
        <text:list-item>
          <text:p text:style-name="P25"><text:span text:style-name="T35">$git reset &lt;file&gt;</text:span><text:span text:style-name="T15">: un-stages a file that has been accidentally staged</text:span></text:p>
        </text:list-item>
        <text:list-item>
          <text:p text:style-name="P26"><text:span text:style-name="T36">$git checkout &lt;file&gt;</text:span><text:span text:style-name="T16">: reverts the changes made to a file by replacing it with an older committed version</text:span></text:p>
        </text:list-item>
        <text:list-item>
          <text:p text:style-name="P27"><text:span text:style-name="T37">$git clone</text:span><text:span text:style-name="T17">: </text:span><text:span text:style-name="T19">gets the differences from the remote repository &amp; merges them to the local repository</text:span></text:p>
        </text:list-item>
        <text:list-item>
          <text:p text:style-name="P27"><text:span text:style-name="T37">$git remote</text:span><text:span text:style-name="T17">: </text:span><text:span text:style-name="T18">manages the remote repository</text:span></text:p>
          <text:list>
            <text:list-item>
              <text:p text:style-name="P12">add &lt;folder&gt; &lt;url&gt;: adds a new git repository (remote)</text:p>
            </text:list-item>
          </text:list>
        </text:list-item>
        <text:list-item>
          <text:p text:style-name="P28"><text:span text:style-name="T38">$git fetch</text:span><text:span text:style-name="T18">: </text:span><text:span text:style-name="T19">like clone but doesn't merge the differences (they have to be merged manually later)</text:span></text:p>
        </text:list-item>
        <text:list-item>
          <text:p text:style-name="P29"><text:span text:style-name="T39">$git push</text:span><text:span text:style-name="T20">: </text:span><text:span text:style-name="T21">send the committed changes from the local repository to the remote one (the one from which the initial pull took place). </text:span></text:p>
        </text:list-item>
        <text:list-item>
          <text:p text:style-name="P30"><text:span text:style-name="T40">$git remote show</text:span><text:span text:style-name="T21">: displays information about the remote repositories </text:span><text:span text:style-name="T22">(any branch)</text:span></text:p>
        </text:list-item>
        <text:list-item>
          <text:p text:style-name="P31"><text:span text:style-name="T41">$git tag </text:span><text:span text:style-name="T42">-a</text:span><text:span text:style-name="T41"> &lt;tag_name/descr&gt; -m &lt;message&gt;</text:span><text:span text:style-name="T23">: </text:span><text:span text:style-name="T24">creates an annotated tag of the current branch by copying its content</text:span></text:p>
        </text:list-item>
        <text:list-item>
          <text:p text:style-name="P32"><text:span text:style-name="T42">$git tag &lt;tag_name/descr&gt; -m &lt;message&gt;</text:span><text:span text:style-name="T24">: </text:span><text:span text:style-name="T25">creates a signed tag by maintaining a pointer in a specified commit of the current branch (lightweight tag)</text:span></text:p>
        </text:list-item>
      </text:list>
      <text:h text:style-name="P38" text:outline-level="3">Branching</text:h>
      <text:p text:style-name="P13">The idea is that every staging, check-sums the unstaged file and creates a blob. The commit of the file creates additionally one tree structure that points to each of these blobs and one more object that points to that tree structure and “defines” the overall commit. All these objects <text:span text:style-name="T45">are stored in the git repository. Now every following commit creates one or more of the previous objects with the “overall object” to pointing to the previous “overall object” (previous ver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5T15:46:19.40</meta:creation-date>
    <dc:date>2013-01-18T16:08:22.71</dc:date>
    <meta:editing-duration>PT7H28M26S</meta:editing-duration>
    <meta:editing-cycles>31</meta:editing-cycles>
    <meta:generator>LibreOffice/3.6$Windows_x86 LibreOffice_project/da8c1e6-fd468f4-454e206-f42a4a9-143cfd</meta:generator>
    <meta:document-statistic meta:table-count="0" meta:image-count="0" meta:object-count="0" meta:page-count="2" meta:paragraph-count="48" meta:word-count="693" meta:character-count="4123" meta:non-whitespace-character-count="3521"/>
  </office:meta>
</office:document-meta>
</file>